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officeooo:rsid="001bfdae" officeooo:paragraph-rsid="001bfdae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1bfdae" officeooo:paragraph-rsid="001bfdae" style:font-size-asian="12pt" style:font-size-complex="12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" fo:font-size="12pt" officeooo:rsid="001f101e" officeooo:paragraph-rsid="001f101e" style:font-size-asian="12pt" style:font-size-complex="12pt"/>
    </style:style>
    <style:style style:name="P5" style:family="paragraph" style:parent-style-name="Standard" style:list-style-name="L1">
      <style:paragraph-properties fo:text-align="justify" style:justify-single-word="false" style:writing-mode="lr-tb"/>
      <style:text-properties style:font-name="Arial" fo:font-size="12pt" officeooo:rsid="001f101e" officeooo:paragraph-rsid="001f101e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1c571b" officeooo:paragraph-rsid="001bfda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officeooo:rsid="001bfdae" officeooo:paragraph-rsid="001bfdae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c571b"/>
    </style:style>
    <style:style style:name="T4" style:family="text">
      <style:text-properties officeooo:rsid="00208f7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JBlue</text:span>.</text:p>
      <text:p text:style-name="P2">JBlue es un sistema de cobros dedicado al servicio de agua potable.</text:p>
      <text:p text:style-name="P3"/>
      <text:p text:style-name="P3">Este documento es para mencionar y hablar sobre las reglas de escritura del código, <text:span text:style-name="T3">contenido de los paquetes y/o mecanismos del sistema.</text:span></text:p>
      <text:p text:style-name="P6"/>
      <text:p text:style-name="P6"/>
      <text:h text:style-name="P1" text:outline-level="1"><text:span text:style-name="T3">R</text:span><text:span text:style-name="T2">eglas de código.</text:span></text:h>
      <text:list text:style-name="L1">
        <text:list-item>
          <text:p text:style-name="P4"><text:span text:style-name="T4">Reglas </text:span>Generales.</text:p>
          <text:list>
            <text:list-item>
              <text:p text:style-name="P4">La codificación se debe llevar acabo preferiblemente en español.</text:p>
            </text:list-item>
            <text:list-item>
              <text:p text:style-name="P4">Variables.</text:p>
              <text:list>
                <text:list-item>
                  <text:p text:style-name="P4">Estas deben hacer referencia a lo que se esta haciendo.</text:p>
                </text:list-item>
                <text:list-item>
                  <text:p text:style-name="P4">Deben ser escritas en minúsculas.</text:p>
                  <text:list>
                    <text:list-item>
                      <text:p text:style-name="P4">En caso de que la variable sean mas de dos palabras, esta debe escribirse juntas diferenciando cada palabra por una mayúscula.</text:p>
                    </text:list-item>
                    <text:list-item>
                      <text:p text:style-name="P4">Ejemplo.</text:p>
                    </text:list-item>
                    <text:list-item>
                      <text:p text:style-name="P5">Fecha de pago → FechaDePago.</text:p>
                    </text:list-item>
                  </text:list>
                </text:list-item>
              </text:list>
            </text:list-item>
            <text:list-item>
              <text:p text:style-name="P5">Estas deben tomar un valor inicial conforme se vayan ocupando en el código<text:span text:style-name="T2">.</text:span></text:p>
            </text:list-item>
          </text:list>
        </text:list-item>
        <text:list-item>
          <text:p text:style-name="P4"><text:span text:style-name="T4">Reglas </text:span>Especifica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01:54:50.490247961</meta:creation-date>
    <dc:date>2022-12-23T03:31:03.454433678</dc:date>
    <meta:editing-duration>PT14M16S</meta:editing-duration>
    <meta:editing-cycles>6</meta:editing-cycles>
    <meta:generator>LibreOffice/7.4.3.2$Linux_X86_64 LibreOffice_project/8d7af0b9f05ca3f6bf3593323f061d3291e2ce28</meta:generator>
    <meta:document-statistic meta:table-count="0" meta:image-count="0" meta:object-count="0" meta:page-count="1" meta:paragraph-count="14" meta:word-count="117" meta:character-count="672" meta:non-whitespace-character-count="579"/>
  </office:meta>
</office:document-meta>
</file>